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2f16" officeooo:paragraph-rsid="000e2f16"/>
    </style:style>
    <style:style style:name="P2" style:family="paragraph" style:parent-style-name="Standard">
      <style:text-properties officeooo:rsid="000ecb55" officeooo:paragraph-rsid="000ecb55"/>
    </style:style>
    <style:style style:name="P3" style:family="paragraph" style:parent-style-name="Standard">
      <style:text-properties officeooo:rsid="000f66c6" officeooo:paragraph-rsid="000f66c6"/>
    </style:style>
    <style:style style:name="P4" style:family="paragraph" style:parent-style-name="Standard">
      <style:text-properties officeooo:rsid="000f66c6" officeooo:paragraph-rsid="00108477"/>
    </style:style>
    <style:style style:name="P5" style:family="paragraph" style:parent-style-name="Standard">
      <style:text-properties officeooo:rsid="0011824e" officeooo:paragraph-rsid="0011824e"/>
    </style:style>
    <style:style style:name="P6" style:family="paragraph" style:parent-style-name="Standard">
      <style:text-properties officeooo:rsid="0012326c" officeooo:paragraph-rsid="0012326c"/>
    </style:style>
    <style:style style:name="P7" style:family="paragraph" style:parent-style-name="Standard">
      <style:text-properties officeooo:rsid="0012445f" officeooo:paragraph-rsid="0012445f"/>
    </style:style>
    <style:style style:name="P8" style:family="paragraph" style:parent-style-name="Standard">
      <style:text-properties officeooo:rsid="00124a63" officeooo:paragraph-rsid="00124a63"/>
    </style:style>
    <style:style style:name="P9" style:family="paragraph" style:parent-style-name="Standard">
      <style:text-properties officeooo:rsid="0012b334" officeooo:paragraph-rsid="0012b334"/>
    </style:style>
    <style:style style:name="P10" style:family="paragraph" style:parent-style-name="Standard">
      <style:text-properties officeooo:rsid="00147ca8" officeooo:paragraph-rsid="00147ca8"/>
    </style:style>
    <style:style style:name="T1" style:family="text">
      <style:text-properties officeooo:rsid="00108477"/>
    </style:style>
    <style:style style:name="T2" style:family="text">
      <style:text-properties officeooo:rsid="0011824e"/>
    </style:style>
    <style:style style:name="T3" style:family="text">
      <style:text-properties officeooo:rsid="00124a63"/>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roject is a slightly modified Django tutorial project as per the instructions. To run the program, remember to create the database with migrate command, and admin with createsuperuser command. Login to /admin to create questions for the polls, and vote in /polls.</text:p>
      <text:p text:style-name="P1"/>
      <text:p text:style-name="P1">The project uses the 2021 version of OWASP Top Ten.</text:p>
      <text:p text:style-name="P1"/>
      <text:p text:style-name="P1">LINK: <text:a xlink:type="simple" xlink:href="https://github.com/Yogho358/cyber-security-project-1" text:style-name="Internet_20_link" text:visited-style-name="Visited_20_Internet_20_Link">https://github.com/Yogho358/cyber-security-project-1</text:a></text:p>
      <text:p text:style-name="P1"/>
      <text:p text:style-name="P2">FLAW 1:</text:p>
      <text:p text:style-name="P2"/>
      <text:p text:style-name="P2"><text:a xlink:type="simple" xlink:href="https://github.com/Yogho358/cyber-security-project-1/blob/adb9ee086d021ce9e85468fa3f3b9a620f9fd5b6/polls/views.py#L28" text:style-name="Internet_20_link" text:visited-style-name="Visited_20_Internet_20_Link">https://github.com/Yogho358/cyber-security-project-1/blob/adb9ee086d021ce9e85468fa3f3b9a620f9fd5b6/polls/views.py#L28</text:a></text:p>
      <text:p text:style-name="P2"/>
      <text:p text:style-name="P6"># 3: Injection</text:p>
      <text:p text:style-name="P6"><text:a xlink:type="simple" xlink:href="https://owasp.org/Top10/A03_2021-Injection/" text:style-name="Internet_20_link" text:visited-style-name="Visited_20_Internet_20_Link">https://owasp.org/Top10/A03_2021-Injection/</text:a></text:p>
      <text:p text:style-name="P6"/>
      <text:p text:style-name="P6">Injection means the attacker is able to input commands he should not have access to. In this case it’s an SQL injection, since the feature for adding new choises by users is implemented by running SQL command made with f-string, which allows the user to manipulate the command. For example, you can add the text “author for emperor’,1000,1)--” in th text field, which will create the choice for the question #1 with 1000 initial votes.</text:p>
      <text:p text:style-name="P6"/>
      <text:p text:style-name="P7">Solution: The SQL commands should be parameterized to keep them clean, but actually in this project that uses Django we should do everything in the way Django should be used, since it is designed to be safe when used correctly, <text:span text:style-name="T3">as shown in the commented section.</text:span></text:p>
      <text:p text:style-name="P2"/>
      <text:p text:style-name="P6">FLAW 2:</text:p>
      <text:p text:style-name="P2"/>
      <text:p text:style-name="P2"><text:a xlink:type="simple" xlink:href="https://github.com/Yogho358/cyber-security-project-1/blob/349506267ad3009bb8f80e5b5d9aab9f043ecfe1/csecproject/settings.py#L85" text:style-name="Internet_20_link" text:visited-style-name="Visited_20_Internet_20_Link">https://github.com/Yogho358/cyber-security-project-1/blob/349506267ad3009bb8f80e5b5d9aab9f043ecfe1/csecproject/settings.py#L85</text:a></text:p>
      <text:p text:style-name="P2"/>
      <text:p text:style-name="P3"># 7: Identification and Authentication Failures</text:p>
      <text:p text:style-name="P3"><text:a xlink:type="simple" xlink:href="https://owasp.org/Top10/A07_2021-Identification_and_Authentication_Failures/" text:style-name="Internet_20_link" text:visited-style-name="Visited_20_Internet_20_Link">https://owasp.org/Top10/A07_2021-Identification_and_Authentication_Failures/</text:a></text:p>
      <text:p text:style-name="P3"/>
      <text:p text:style-name="P4">This category broadly speaking means that identification steps, in this project’s case admin password, are vulnerable to hacking. <text:span text:style-name="T1">This includes credential stuffing, automated brute force attacks and weak password storage indatabase among others. </text:span></text:p>
      <text:p text:style-name="P4"/>
      <text:p text:style-name="P4"><text:span text:style-name="T1">The project doesn’t have protection against automated attacks, however there isn’t a good solution to prevent it that doesn’t have a too big cost for this kind of app (source: </text:span><text:a xlink:type="simple" xlink:href="https://eralpb.medium.com/credential-stuffing-attacks-and-protection-for-web-frameworks-examples-with-django-f3d3364ae46b" text:style-name="Internet_20_link" text:visited-style-name="Visited_20_Internet_20_Link"><text:span text:style-name="T1">https://eralpb.medium.com/credential-stuffing-attacks-and-protection-for-web-frameworks-examples-with-django-f3d3364ae46b</text:span></text:a><text:span text:style-name="T1">), so this is a problem I choose to live with on the condidtion that an automated attack isn’t made very easy. </text:span><text:span text:style-name="T2">Django automatically stores passwords well, so as long as we don’t touch that, we are good.</text:span><text:span text:style-name="T1"> Django by default provides basic password strength checking, the flaw in my project is that I disabled it, since I didn’t want to make my admi password too complicated. This opened it to an automated attack trying common or easily guessed passwords, as in exercise </text:span><text:span text:style-name="T2">HackMyPassword. </text:span></text:p>
      <text:p text:style-name="P4"/>
      <text:p text:style-name="P5">Solution: Have some control over what the passwords can be like, and maybe check them against common or leaked passwords. In this case, uncomment the default Django validation.</text:p>
      <text:p text:style-name="P5"/>
      <text:p text:style-name="P5"/>
      <text:p text:style-name="P8"><text:soft-page-break/>FLAW 3:</text:p>
      <text:p text:style-name="P8"/>
      <text:p text:style-name="P8"><text:a xlink:type="simple" xlink:href="https://github.com/Yogho358/cyber-security-project-1/blob/adb9ee086d021ce9e85468fa3f3b9a620f9fd5b6/csecproject/settings.py#L26" text:style-name="Internet_20_link" text:visited-style-name="Visited_20_Internet_20_Link">https://github.com/Yogho358/cyber-security-project-1/blob/adb9ee086d021ce9e85468fa3f3b9a620f9fd5b6/csecproject/settings.py#L26</text:a></text:p>
      <text:p text:style-name="P8"/>
      <text:p text:style-name="P9"># 5: Security Misconfiguration</text:p>
      <text:p text:style-name="P9"/>
      <text:p text:style-name="P9"><text:a xlink:type="simple" xlink:href="https://owasp.org/Top10/A05_2021-Security_Misconfiguration/" text:style-name="Internet_20_link" text:visited-style-name="Visited_20_Internet_20_Link">https://owasp.org/Top10/A05_2021-Security_Misconfiguration/</text:a></text:p>
      <text:p text:style-name="P9"/>
      <text:p text:style-name="P9">Security misconfiguration means that security systems are not switched on, often because they make development harder and are forgotten about when the system enters production.</text:p>
      <text:p text:style-name="P9"/>
      <text:p text:style-name="P9">Such is the case in this project. By default, Django has debugging feature switched on, which among else makes figuring out the problems with routes easier for the developer. This however also makes it easier for an attacker to find an attack vector. If you try to navigate with a browser to root url, where there is nothing, the error message tells you to try either /adimn or /polls. Then if you try polls, you see an existing page. Then if you try for example /<text:span text:style-name="T5">polls/x, it gives quite a lot of information you can use to try to find out any vulnerabilites.</text:span></text:p>
      <text:p text:style-name="P9"><text:span text:style-name="T5"/></text:p>
      <text:p text:style-name="P10"><text:span text:style-name="T5">Solution: Switch Debug to False, and the browser shows only the normal 404 message when trying nonexisting urls.</text:span></text:p>
      <text:p text:style-name="P10"><text:span text:style-name="T5"/></text:p>
      <text:p text:style-name="P10"><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4T15:02:16.277660765</meta:creation-date>
    <dc:date>2022-10-24T22:25:33.032200133</dc:date>
    <meta:editing-duration>PT11M45S</meta:editing-duration>
    <meta:editing-cycles>3</meta:editing-cycles>
    <meta:generator>LibreOffice/6.4.7.2$Linux_X86_64 LibreOffice_project/40$Build-2</meta:generator>
    <meta:document-statistic meta:table-count="0" meta:image-count="0" meta:object-count="0" meta:page-count="2" meta:paragraph-count="23" meta:word-count="523" meta:character-count="3783" meta:non-whitespace-character-count="3282"/>
  </office:meta>
</office:document-meta>
</file>